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6字符串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A转义字符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B写剧本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F读写终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0自定义计算器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7" draw:id="id7" draw:layer="layout" svg:width="6.35cm" svg:height="1.27cm" svg:x="7.35cm" svg:y="17.51cm">
          <text:p text:style-name="P1">0X21格式化输出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6" draw:start-glue-point="2" draw:end-shape="id7" draw:end-glue-point="0" svg:d="M10525 16240v1270" svg:viewBox="0 0 1 1271">
          <text:p/>
        </draw:connector>
        <draw:custom-shape draw:style-name="gr1" draw:text-style-name="P1" xml:id="id8" draw:id="id8" draw:layer="layout" svg:width="6.35cm" svg:height="1.27cm" svg:x="7.35cm" svg:y="20.05cm">
          <text:p text:style-name="P1">0X22更多格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8.78cm" svg:x2="10.525cm" svg:y2="20.05cm" draw:start-shape="id7" draw:start-glue-point="2" draw:end-shape="id8" draw:end-glue-point="0" svg:d="M10525 18780v1270" svg:viewBox="0 0 1 1271">
          <text:p/>
        </draw:connector>
        <draw:custom-shape draw:style-name="gr1" draw:text-style-name="P1" xml:id="id9" draw:id="id9" draw:layer="layout" svg:width="6.35cm" svg:height="1.27cm" svg:x="7.35cm" svg:y="22.59cm">
          <text:p text:style-name="P1">Stage7正则表达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0.525cm" svg:y2="22.59cm" draw:start-shape="id8" draw:start-glue-point="2" draw:end-shape="id9" draw:end-glue-point="0" svg:d="M10525 213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0-22T13:59:31.887580996</dc:date>
    <meta:editing-duration>PT24M11S</meta:editing-duration>
    <meta:editing-cycles>11</meta:editing-cycles>
    <meta:generator>LibreOffice/5.1.6.2$Linux_X86_64 LibreOffice_project/10m0$Build-2</meta:generator>
    <meta:document-statistic meta:object-count="17"/>
  </office:meta>
</office:document-meta>
</file>